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6ca3" officeooo:paragraph-rsid="001e6ca3"/>
    </style:style>
    <style:style style:name="P2" style:family="paragraph" style:parent-style-name="Standard">
      <style:paragraph-properties fo:text-align="start" style:justify-single-word="false"/>
      <style:text-properties officeooo:rsid="001e6ca3" officeooo:paragraph-rsid="001e6ca3"/>
    </style:style>
    <style:style style:name="P3" style:family="paragraph" style:parent-style-name="Standard">
      <style:paragraph-properties fo:text-align="start" style:justify-single-word="false"/>
      <style:text-properties officeooo:paragraph-rsid="001e6ca3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1e6ca3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e6ca3" officeooo:paragraph-rsid="001e6ca3"/>
    </style:style>
    <style:style style:name="T1" style:family="text">
      <style:text-properties officeooo:rsid="001e6ca3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Liberation Serif" fo:letter-spacing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e6c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</text:p>
      <text:p text:style-name="P2">1.what is the difference between jdk and jre</text:p>
      <text:p text:style-name="P3"><text:span text:style-name="T1"><text:tab/></text:span><text:span text:style-name="T4">JDK</text:span><text:span text:style-name="T6"> </text:span><text:span text:style-name="T5">is a superset of </text:span><text:span text:style-name="T4">JRE</text:span><text:span text:style-name="T5">, and contains everything that is in </text:span><text:span text:style-name="T4">JRE</text:span><text:span text:style-name="T5">, plus tools such as the compilers and debuggers necessary for developing applets and applications. </text:span><text:span text:style-name="T4">JRE</text:span><text:span text:style-name="T6"> </text:span><text:span text:style-name="T5">provides the libraries, the </text:span><text:span text:style-name="T4">Java</text:span><text:span text:style-name="T5">Virtual Machine (JVM), and other components to run applets and applications written </text:span><text:span text:style-name="T4">in the Java</text:span><text:span text:style-name="T5">programming language.</text:span><text:span text:style-name="T7"> </text:span></text:p>
      <text:p text:style-name="P4"/>
      <text:p text:style-name="P5">2.what is difference between bytecode and jvm</text:p>
      <text:p text:style-name="P3"><text:span text:style-name="T8"><text:tab/></text:span><text:span text:style-name="T3">A JIT compiler may translate Java </text:span><text:span text:style-name="T2">bytecode</text:span><text:span text:style-name="T6"> </text:span><text:span text:style-name="T3">into native machine language while executing the program. The translated parts of the program can then be executed much more quickly than they could be interpreted. ... Some </text:span><text:span text:style-name="T2">JVM</text:span><text:span text:style-name="T6"> </text:span><text:span text:style-name="T3">implementations do not include an interpreter, but consist only of a just-in-time compiler.</text:span><text:span text:style-name="T7"> </text:span></text:p>
      <text:p text:style-name="P5"/>
      <text:p text:style-name="P5">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58:35.895000000</meta:creation-date>
    <dc:date>2018-03-13T16:03:10.466000000</dc:date>
    <meta:editing-duration>PT4M36S</meta:editing-duration>
    <meta:editing-cycles>1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6" meta:word-count="114" meta:character-count="727" meta:non-whitespace-character-count="615"/>
  </office:meta>
</office:document-meta>
</file>